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5.666cm" style:rel-column-width="21845*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5.666cm" style:rel-column-width="21845*"/>
    </style:style>
    <style:style style:name="TABLE_5f_03.A1" style:display-name="TABLE_0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14af7c" officeooo:paragraph-rsid="0014af7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T1" style:family="text">
      <style:text-properties officeooo:rsid="0012b17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elds_spec.rb</text:p>
      <text:p text:style-name="P7"/>
      <text:p text:style-name="P3"/>
      <text:p text:style-name="P3">Field_01: [FIELD_01]</text:p>
      <text:p text:style-name="P3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9">[COLUMN_01]</text:p>
          </table:table-cell>
          <table:table-cell table:style-name="TABLE_5f_01.A1" office:value-type="string">
            <text:p text:style-name="P9">[COLUMN_02]</text:p>
          </table:table-cell>
          <table:table-cell table:style-name="TABLE_5f_01.C1" office:value-type="string">
            <text:p text:style-name="P9">[COLUMN_03]</text:p>
          </table:table-cell>
        </table:table-row>
      </table:table>
      <text:p text:style-name="P1"/>
      <text:p text:style-name="P1"/>
      <text:section text:style-name="Sect1" text:name="SECTION_01">
        <text:p text:style-name="P4">[S01_FIELD_01]</text:p>
        <text:p text:style-name="P11">[S01_FIELD_02]</text:p>
      </text:section>
      <text:p text:style-name="P1"/>
      <text:p text:style-name="P1"/>
      <text:p text:style-name="P1"/>
      <text:p text:style-name="P1"/>
      <text:p text:style-name="P8">tables_spec.rb</text:p>
      <text:p text:style-name="P7"/>
      <text:p text:style-name="P2"/>
      <table:table table:name="TABLE_02" table:style-name="TABLE_5f_02">
        <table:table-column table:style-name="TABLE_5f_02.A" table:number-columns-repeated="3"/>
      </table:table>
      <text:p text:style-name="P5"/>
      <text:p text:style-name="P5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8-04T18:50:59.229837000</dc:date>
    <meta:editing-duration>P1DT1H36M15S</meta:editing-duration>
    <meta:editing-cycles>51</meta:editing-cycles>
    <meta:generator>LibreOffice/4.1.3.2$MacOSX_x86 LibreOffice_project/70feb7d99726f064edab4605a8ab840c50ec57a</meta:generator>
    <dc:creator>Sandro Duarte</dc:creator>
    <meta:document-statistic meta:table-count="3" meta:image-count="0" meta:object-count="0" meta:page-count="2" meta:paragraph-count="16" meta:word-count="18" meta:character-count="210" meta:non-whitespace-character-count="208"/>
  </office:meta>
</office:document-meta>
</file>